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text-underline-style="none" style:font-size-asian="14pt" style:font-name-complex="Times New Roman1"/>
    </style:style>
    <style:style style:name="P2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style:text-underline-style="none" style:font-size-asian="14pt" style:font-name-complex="Times New Roman1"/>
    </style:style>
    <style:style style:name="P3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fo:font-style="italic" style:text-underline-style="none" style:font-size-asian="14pt" style:font-style-asian="italic"/>
    </style:style>
    <style:style style:name="P4" style:family="paragraph" style:parent-style-name="Standard_20__28_WW_29_">
      <style:paragraph-properties fo:text-align="center" style:justify-single-word="false"/>
      <style:text-properties style:text-underline-style="none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WW_29_">
      <style:paragraph-properties fo:line-height="200%"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_20__28_WW_29_">
      <style:paragraph-properties fo:line-height="200%" fo:text-align="center" style:justify-single-word="false"/>
      <style:text-properties style:text-underline-style="none"/>
    </style:style>
    <style:style style:name="P8" style:family="paragraph" style:parent-style-name="Standard_20__28_WW_29_">
      <style:paragraph-properties fo:text-align="center" style:justify-single-word="false"/>
      <style:text-properties style:font-name="Times New Roman" style:text-underline-style="none" style:font-name-complex="Times New Roman1"/>
    </style:style>
    <style:style style:name="P9" style:family="paragraph" style:parent-style-name="Standard_20__28_WW_29_">
      <style:text-properties style:font-name="Times New Roman" style:text-underline-style="none" style:font-name-complex="Times New Roman1"/>
    </style:style>
    <style:style style:name="P10" style:family="paragraph" style:parent-style-name="Standard_20__28_WW_29_">
      <style:paragraph-properties fo:text-align="end" style:justify-single-word="false"/>
      <style:text-properties style:font-name="Times New Roman" style:text-underline-style="none" style:font-name-complex="Times New Roman1"/>
    </style:style>
    <style:style style:name="P11" style:family="paragraph" style:parent-style-name="Standard_20__28_WW_29_">
      <style:paragraph-properties fo:text-align="end" style:justify-single-word="false"/>
      <style:text-properties style:text-underline-style="none"/>
    </style:style>
    <style:style style:name="P12" style:family="paragraph" style:parent-style-name="Standard_20__28_WW_29_">
      <style:paragraph-properties fo:line-height="150%" fo:text-align="end" style:justify-single-word="false"/>
      <style:text-properties fo:color="#000000" loext:opacity="100%" style:font-name="Times New Roman" style:text-underline-style="none" officeooo:rsid="001eab67" officeooo:paragraph-rsid="001eab67" style:font-name-complex="Times New Roman1"/>
    </style:style>
    <style:style style:name="P13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fo:font-size="16pt" style:text-underline-style="none" officeooo:paragraph-rsid="001eab67" style:font-size-asian="16pt" style:font-size-complex="16pt"/>
    </style:style>
    <style:style style:name="P15" style:family="paragraph" style:parent-style-name="Heading_20_2">
      <style:paragraph-properties fo:break-before="page"/>
      <style:text-properties fo:font-size="16pt" style:text-underline-style="none" officeooo:paragraph-rsid="002c785f" style:font-size-asian="16pt" style:font-size-complex="16pt"/>
    </style:style>
    <style:style style:name="P16" style:family="paragraph" style:parent-style-name="Heading_20_2">
      <style:paragraph-properties fo:break-before="page"/>
      <style:text-properties fo:font-size="16pt" style:text-underline-style="none" officeooo:rsid="001eab67" officeooo:paragraph-rsid="001eab67" style:font-size-asian="16pt" style:font-size-complex="16pt"/>
    </style:style>
    <style:style style:name="P17" style:family="paragraph" style:parent-style-name="Standard">
      <style:text-properties fo:color="#000000" loext:opacity="100%" style:font-name="Times New Roman" fo:font-size="12pt" style:text-underline-style="none" officeooo:rsid="001eab67" officeooo:paragraph-rsid="001eab6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text-properties fo:color="#000000" loext:opacity="100%" style:font-name="Times New Roman" fo:font-size="12pt" style:text-underline-style="none" officeooo:rsid="00206c21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text-properties fo:color="#000000" loext:opacity="100%" style:font-name="Times New Roman" fo:font-size="12pt" style:text-underline-style="none" officeooo:rsid="0021b76c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Standard">
      <style:text-properties fo:color="#000000" loext:opacity="100%" style:font-name="Times New Roman" fo:font-size="12pt" style:text-underline-style="none" officeooo:rsid="001eab67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text-properties fo:color="#000000" loext:opacity="100%" style:font-name="Times New Roman" fo:font-size="12pt" style:text-underline-style="none" officeooo:rsid="001eab6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Standard">
      <style:text-properties fo:color="#000000" loext:opacity="100%" style:font-name="Times New Roman" fo:font-size="12pt" style:text-underline-style="none" officeooo:rsid="0023279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Standard">
      <style:text-properties fo:color="#000000" loext:opacity="100%" style:font-name="Times New Roman" fo:font-size="12pt" style:text-underline-style="none" officeooo:rsid="0023279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text-properties fo:color="#000000" loext:opacity="100%" style:font-name="Times New Roman" fo:font-size="12pt" style:text-underline-style="none" officeooo:rsid="001eab67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Standard">
      <style:text-properties fo:color="#000000" loext:opacity="100%" style:font-name="Times New Roman" fo:font-size="12pt" style:text-underline-style="none" officeooo:rsid="0023e44d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text-properties fo:color="#000000" loext:opacity="100%" style:font-name="Times New Roman" fo:font-size="12pt" style:text-underline-style="none" officeooo:rsid="001eab6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text-properties fo:color="#000000" loext:opacity="100%" style:font-name="Times New Roman" fo:font-size="12pt" style:text-underline-style="none" officeooo:rsid="001eab67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Standard">
      <style:text-properties style:text-underline-style="none" officeooo:paragraph-rsid="002452fe"/>
    </style:style>
    <style:style style:name="P29" style:family="paragraph" style:parent-style-name="Standard">
      <style:text-properties style:text-underline-style="none" officeooo:rsid="0023e44d" officeooo:paragraph-rsid="002452fe"/>
    </style:style>
    <style:style style:name="P30" style:family="paragraph" style:parent-style-name="Standard">
      <style:text-properties fo:color="#000000" loext:opacity="100%" style:font-name="Times New Roman" fo:font-size="12pt" style:text-underline-style="none" officeooo:rsid="002452fe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1" style:family="paragraph" style:parent-style-name="Standard">
      <style:text-properties fo:color="#000000" loext:opacity="100%" style:font-name="Times New Roman" fo:font-size="12pt" style:text-underline-style="none" officeooo:rsid="00206c21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2" style:family="paragraph" style:parent-style-name="Standard">
      <style:text-properties fo:color="#000000" loext:opacity="100%" style:font-name="Times New Roman" fo:font-size="12pt" style:text-underline-style="none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Standard">
      <style:text-properties style:text-underline-style="none" officeooo:paragraph-rsid="00206c21"/>
    </style:style>
    <style:style style:name="P34" style:family="paragraph" style:parent-style-name="Standard">
      <style:text-properties style:text-underline-style="none" officeooo:paragraph-rsid="00251f0a"/>
    </style:style>
    <style:style style:name="P35" style:family="paragraph" style:parent-style-name="Standard">
      <style:text-properties fo:color="#000000" loext:opacity="100%" style:font-name="Times New Roman" fo:font-size="12pt" style:text-underline-style="none" officeooo:rsid="00251f0a" officeooo:paragraph-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Standard">
      <style:text-properties fo:color="#000000" loext:opacity="100%" style:font-name="Times New Roman" fo:font-size="12pt" style:text-underline-style="non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Heading_20_2">
      <style:text-properties fo:font-size="16pt" style:text-underline-style="none" officeooo:rsid="00251f0a" officeooo:paragraph-rsid="00251f0a" style:font-size-asian="16pt" style:font-size-complex="16pt"/>
    </style:style>
    <style:style style:name="P38" style:family="paragraph" style:parent-style-name="Heading_20_2">
      <style:paragraph-properties fo:break-before="page"/>
      <style:text-properties fo:font-size="16pt" style:text-underline-style="none" officeooo:rsid="00251f0a" officeooo:paragraph-rsid="00251f0a" style:font-size-asian="16pt" style:font-size-complex="16pt"/>
    </style:style>
    <style:style style:name="P39" style:family="paragraph" style:parent-style-name="Standard">
      <style:paragraph-properties fo:margin-left="0in" fo:margin-right="0in" fo:margin-top="0in" fo:margin-bottom="0.1563in" style:contextual-spacing="false" fo:line-height="105%" fo:text-align="justify" style:justify-single-word="false" fo:text-indent="0in" style:auto-text-indent="false"/>
      <style:text-properties fo:color="#000000" loext:opacity="100%" style:font-name="Liberation Serif" fo:font-size="12pt" officeooo:paragraph-rsid="0028a7f9" style:font-size-asian="12pt"/>
    </style:style>
    <style:style style:name="P40" style:family="paragraph" style:parent-style-name="Heading_20_2">
      <style:paragraph-properties fo:text-align="justify" style:justify-single-word="false"/>
      <style:text-properties fo:color="#000000" loext:opacity="100%" style:font-name="Liberation Serif" officeooo:paragraph-rsid="0028a7f9"/>
    </style:style>
    <style:style style:name="P41" style:family="paragraph" style:parent-style-name="Heading_20_2">
      <style:paragraph-properties fo:break-before="page"/>
      <style:text-properties fo:font-size="16pt" style:text-underline-style="none" officeooo:rsid="002c785f" officeooo:paragraph-rsid="002c785f" style:font-size-asian="16pt" style:font-size-complex="16pt"/>
    </style:style>
    <style:style style:name="P42" style:family="paragraph" style:parent-style-name="Standard">
      <style:paragraph-properties fo:text-align="justify" style:justify-single-word="false"/>
      <style:text-properties officeooo:paragraph-rsid="0028a7f9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2pt" officeooo:paragraph-rsid="002eb599" style:font-size-asian="12pt" style:font-size-complex="12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eb599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69e1"/>
    </style:style>
    <style:style style:name="P46" style:family="paragraph" style:parent-style-name="Heading_20_2">
      <style:paragraph-properties fo:break-before="page"/>
      <style:text-properties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justify" style:justify-single-word="false"/>
      <style:text-properties style:text-underline-style="none" officeooo:rsid="002b7a99" officeooo:paragraph-rsid="002b7a99"/>
    </style:style>
    <style:style style:name="P48" style:family="paragraph" style:parent-style-name="Contents_20_Heading">
      <style:paragraph-properties fo:break-before="page"/>
      <style:text-properties officeooo:rsid="00304da2" officeooo:paragraph-rsid="00304da2"/>
    </style:style>
    <style:style style:name="P49" style:family="paragraph" style:parent-style-name="Standard" style:list-style-name="L1">
      <style:text-properties officeooo:rsid="00304da2" officeooo:paragraph-rsid="00304da2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fo:font-weight="bold" officeooo:rsid="001eab67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eab67" style:font-size-asian="18pt" style:font-name-complex="Times New Roman1" style:font-size-complex="18pt"/>
    </style:style>
    <style:style style:name="T5" style:family="text">
      <style:text-properties style:font-name="Times New Roman" officeooo:rsid="001eab67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21b76c"/>
    </style:style>
    <style:style style:name="T10" style:family="text">
      <style:text-properties officeooo:rsid="001eab67"/>
    </style:style>
    <style:style style:name="T11" style:family="text">
      <style:text-properties style:text-position="sub 58%" officeooo:rsid="001eab67"/>
    </style:style>
    <style:style style:name="T12" style:family="text">
      <style:text-properties style:text-position="0% 100%" officeooo:rsid="001eab67"/>
    </style:style>
    <style:style style:name="T13" style:family="text">
      <style:text-properties style:text-position="sub 58%" officeooo:rsid="00206c21"/>
    </style:style>
    <style:style style:name="T14" style:family="text">
      <style:text-properties style:text-position="0% 100%" officeooo:rsid="00206c21"/>
    </style:style>
    <style:style style:name="T15" style:family="text">
      <style:text-properties style:text-position="super 58%"/>
    </style:style>
    <style:style style:name="T16" style:family="text">
      <style:text-properties officeooo:rsid="00232797"/>
    </style:style>
    <style:style style:name="T17" style:family="text">
      <style:text-properties style:text-position="0% 100%" officeooo:rsid="00232797"/>
    </style:style>
    <style:style style:name="T18" style:family="text">
      <style:text-properties officeooo:rsid="0023e44d"/>
    </style:style>
    <style:style style:name="T19" style:family="text">
      <style:text-properties style:text-position="0% 100%" officeooo:rsid="0023e44d"/>
    </style:style>
    <style:style style:name="T20" style:family="text">
      <style:text-properties officeooo:rsid="00206c21"/>
    </style:style>
    <style:style style:name="T21" style:family="text">
      <style:text-properties fo:color="#000000" loext:opacity="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2" style:family="text">
      <style:text-properties style:font-name="Times New Roman"/>
    </style:style>
    <style:style style:name="T23" style:family="text">
      <style:text-properties fo:color="#000000" loext:opacity="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4" style:family="text">
      <style:text-properties fo:color="#000000" loext:opacity="100%" style:text-position="sub 58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5" style:family="text">
      <style:text-properties fo:color="#000000" loext:opacity="100%" style:text-position="0% 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fo:color="#000000" loext:opacity="100%" style:text-position="0% 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7" style:family="text">
      <style:text-properties fo:color="#000000" loext:opacity="100%" style:text-position="sub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8" style:family="text">
      <style:text-properties fo:color="#000000" loext:opacity="100%" style:text-position="0% 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fo:color="#000000" loext:opacity="100%" style:text-position="super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0" style:family="text">
      <style:text-properties fo:color="#000000" loext:opacity="100%" style:text-position="0% 100%" style:font-name="Times New Roman" fo:font-size="12pt" officeooo: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1" style:family="text">
      <style:text-properties officeooo:rsid="002452fe"/>
    </style:style>
    <style:style style:name="T32" style:family="text">
      <style:text-properties style:text-position="0% 100%" officeooo:rsid="002452fe"/>
    </style:style>
    <style:style style:name="T33" style:family="text">
      <style:text-properties fo:color="#000000" loext:opacity="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4" style:family="text">
      <style:text-properties fo:color="#000000" loext:opacity="100%" style:text-position="super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officeooo:rsid="00251f0a"/>
    </style:style>
    <style:style style:name="T36" style:family="text">
      <style:text-properties style:text-position="super 58%" officeooo:rsid="00251f0a"/>
    </style:style>
    <style:style style:name="T37" style:family="text">
      <style:text-properties style:text-position="0% 100%" officeooo:rsid="00251f0a"/>
    </style:style>
    <style:style style:name="T38" style:family="text">
      <style:text-properties fo:color="#000000" loext:opacity="100%" style:text-position="0% 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9" style:family="text">
      <style:text-properties fo:color="#000000" loext:opacity="100%" style:text-position="sub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28a7f9"/>
    </style:style>
    <style:style style:name="T42" style:family="text">
      <style:text-properties style:font-name="Liberation Serif" officeooo:rsid="002c785f"/>
    </style:style>
    <style:style style:name="T43" style:family="text">
      <style:text-properties fo:color="#000000" loext:opacity="100%" style:font-name="Times New Roman" fo:font-size="10.5pt" fo:font-weight="normal" fo:background-color="#1f1f1f" loext:char-shading-value="0" style:font-size-asian="10.5pt" style:font-weight-asian="normal"/>
    </style:style>
    <style:style style:name="T44" style:family="text">
      <style:text-properties fo:color="#000000" loext:opacity="100%" style:font-name="Consolas" fo:font-size="12pt" style:font-size-asian="12pt" style:font-size-complex="12pt"/>
    </style:style>
    <style:style style:name="T45" style:family="text">
      <style:text-properties fo:color="#000000" loext:opacity="100%" style:font-name="Times New Roman"/>
    </style:style>
    <style:style style:name="T46" style:family="text">
      <style:text-properties fo:color="#000000" loext:opacity="100%" style:font-name="Times New Roman" fo:font-size="10.5pt" fo:font-weight="normal" style:font-size-asian="10.5pt" style:font-weight-asian="normal"/>
    </style:style>
    <style:style style:name="T47" style:family="text">
      <style:text-properties fo:color="#000000" loext:opacity="100%" style:font-name="Times New Roman" officeooo:rsid="002c785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18848132"/>Федеральное государственное автономное образовательное учреждение</text:p>
      <text:p text:style-name="P1">высшего образования «Национальный исследовательский университет</text:p>
      <text:p text:style-name="P1">ИТМО»</text:p>
      <text:p text:style-name="P2"/>
      <text:p text:style-name="P2"/>
      <text:p text:style-name="P3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1</text:p>
      <text:p text:style-name="P5"/>
      <text:p text:style-name="P6">По дисциплине</text:p>
      <text:p text:style-name="P7"><text:span text:style-name="T1">“</text:span><text:span text:style-name="T2">Информатика</text:span><text:span text:style-name="T1">”</text:span></text:p>
      <text:p text:style-name="P4"><text:span text:style-name="T3">Вариант: </text:span><text:span text:style-name="T4">7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0">Макаров Алексей Иванович</text:p>
      <text:p text:style-name="P10"/>
      <text:p text:style-name="P10">Группа: Р3119</text:p>
      <text:p text:style-name="P10"/>
      <text:p text:style-name="P11"><text:span text:style-name="T5">Проверил</text:span><text:span text:style-name="T6">:</text:span></text:p>
      <text:p text:style-name="P12">Мухаметгалеев Д. Т.</text:p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, 2025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3"><text:a xlink:type="simple" xlink:href="#__RefHeading___Toc949_2192442104" office:name="Задание" text:style-name="Index_20_Link" text:visited-style-name="Index_20_Link">Задание<text:tab/>3</text:a></text:p>
          <text:p text:style-name="P13"><text:a xlink:type="simple" xlink:href="#__RefHeading___Toc854_2192442104" office:name="Основные этапы вычисления" text:style-name="Index_20_Link" text:visited-style-name="Index_20_Link">Основные этапы вычисления<text:tab/>4</text:a></text:p>
          <text:p text:style-name="P13"><text:a xlink:type="simple" xlink:href="#__RefHeading___Toc856_2192442104" office:name="Дополнительное задание №1" text:style-name="Index_20_Link" text:visited-style-name="Index_20_Link">Дополнительное задание №1<text:tab/>6</text:a></text:p>
          <text:p text:style-name="P13"><text:a xlink:type="simple" xlink:href="#__RefHeading___3998" office:name="Листинг программы" text:style-name="Index_20_Link" text:visited-style-name="Index_20_Link">Листинг программы<text:tab/>7</text:a></text:p>
          <text:p text:style-name="P13"><text:a xlink:type="simple" xlink:href="#__RefHeading___Toc858_2192442104" office:name="Выводы по работе" text:style-name="Index_20_Link" text:visited-style-name="Index_20_Link">Выводы по работе<text:tab/>9</text:a></text:p>
        </text:index-body>
      </text:table-of-content>
      <text:h text:style-name="P14" text:outline-level="2"/>
      <text:h text:style-name="P15" text:outline-level="2"><text:bookmark-start text:name="_Toc83670427"/><text:bookmark-start text:name="_Toc87370215"/><text:bookmark-start text:name="_Toc83670623"/><text:bookmark-start text:name="_Toc83670538"/><text:bookmark-start text:name="__RefHeading___Toc949_2192442104"/>Задание<text:bookmark-end text:name="_Toc83670427"/><text:bookmark-end text:name="_Toc87370215"/><text:bookmark-end text:name="_Toc83670623"/><text:bookmark-end text:name="_Toc83670538"/><text:bookmark-end text:name="__RefHeading___Toc949_2192442104"/></text:h>
      <text:p text:style-name="Standard"><text:bookmark-start text:name="__RefHeading___Toc951_2192442104"/>Перевести число A из системы счисления B в систему счисления C.<text:bookmark-end text:name="__RefHeading___Toc951_2192442104"/></text:p>
      <text:p text:style-name="Standard">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Standard"/>
      <text:p text:style-name="Standard"/>
      <text:h text:style-name="P16" text:outline-level="2"><text:bookmark-start text:name="_Toc83670427 Copy 1"/><text:bookmark-start text:name="_Toc83670538 Copy 1"/><text:bookmark-start text:name="_Toc83670623 Copy 1"/><text:bookmark-start text:name="__RefHeading___Toc854_2192442104"/><text:bookmark-start text:name="_Toc87370215 Copy 1"/>О<text:bookmark-end text:name="_Toc83670427 Copy 1"/><text:bookmark-end text:name="_Toc83670538 Copy 1"/><text:bookmark-end text:name="_Toc83670623 Copy 1"/><text:bookmark-end text:name="_Toc87370215 Copy 1"/>сновные этапы вычисления<text:bookmark-end text:name="__RefHeading___Toc854_2192442104"/></text:h>
      <text:p text:style-name="P17">1) 28001<text:span text:style-name="T7">10</text:span><text:span text:style-name="T8">=x</text:span><text:span text:style-name="T7">9</text:span></text:p>
      <text:p text:style-name="P18">28001 // 9 = 3111; 28001 % 9 = 2</text:p>
      <text:p text:style-name="P18">3111 // 9 <text:span text:style-name="T9">= 345; 3111 % 9 = 6</text:span></text:p>
      <text:p text:style-name="P19">345 // 9 = 38; 345 % 9 = 3</text:p>
      <text:p text:style-name="P19">38 // 9 = 4; 38 % 9 = 2</text:p>
      <text:p text:style-name="P19">4 // 9 = 0; 4 % 9 = 4</text:p>
      <text:p text:style-name="P19">=&gt; <text:span text:style-name="T10">28001</text:span><text:span text:style-name="T11">10 </text:span><text:span text:style-name="T12">= </text:span><text:span text:style-name="T8">42362</text:span><text:span text:style-name="T11">9</text:span></text:p>
      <text:p text:style-name="P20"/>
      <text:p text:style-name="P17">2) 32133<text:span text:style-name="T13">5</text:span><text:span text:style-name="T14">=x</text:span><text:span text:style-name="T13">10</text:span></text:p>
      <text:p text:style-name="P19">3 * 5<text:span text:style-name="T15">4</text:span><text:span text:style-name="T8"> + 2 * 5</text:span><text:span text:style-name="T15">3</text:span><text:span text:style-name="T8"> + 1 * 5</text:span><text:span text:style-name="T15">2</text:span><text:span text:style-name="T8"> + 3 * 5</text:span><text:span text:style-name="T15">1</text:span><text:span text:style-name="T8"> + 3 * 5</text:span><text:span text:style-name="T15">0</text:span><text:span text:style-name="T8"> = 2168</text:span><text:span text:style-name="T7">10</text:span></text:p>
      <text:p text:style-name="P19"/>
      <text:p text:style-name="P17">3) 3214A<text:span text:style-name="T13">11</text:span><text:span text:style-name="T14">=x</text:span><text:span text:style-name="T13">9</text:span></text:p>
      <text:p text:style-name="P19">3 * 11<text:span text:style-name="T15">4</text:span> + 2 * 11<text:span text:style-name="T15">3</text:span> + 1 * 11<text:span text:style-name="T15">2</text:span> + 4 * 11<text:span text:style-name="T15">1</text:span> + 10 * 11<text:span text:style-name="T15">0</text:span> = 46760<text:span text:style-name="T7">10</text:span></text:p>
      <text:p text:style-name="P19">46760 // 9 = 5195; 46760 % 9 = 5</text:p>
      <text:p text:style-name="P19">5195 // 9 = 577; 5195 % 9 = 2</text:p>
      <text:p text:style-name="P19">577 // 9 = 64; 577 % 9 = 1</text:p>
      <text:p text:style-name="P19">64 // 9 = 7; 64 % 9 = 1</text:p>
      <text:p text:style-name="P19">7 // 9 = 0; 7 % 9 = 7</text:p>
      <text:p text:style-name="P21"><text:span text:style-name="T16">=&gt; </text:span>3214A<text:span text:style-name="T13">11</text:span><text:span text:style-name="T14">=</text:span><text:span text:style-name="T17">71125</text:span><text:span text:style-name="T13">9</text:span></text:p>
      <text:p text:style-name="P17"/>
      <text:p text:style-name="P17">4) 41,17<text:span text:style-name="T13">10</text:span><text:span text:style-name="T14">=x</text:span><text:span text:style-name="T13">2</text:span></text:p>
      <text:p text:style-name="P22">41<text:span text:style-name="T7">10</text:span><text:span text:style-name="T8"> = 101001</text:span><text:span text:style-name="T7">2</text:span></text:p>
      <text:p text:style-name="P22">0,17 * 2 = 0,34 =&gt; 0<text:line-break/>0,34 * 2 = 0,68 =&gt; 0</text:p>
      <text:p text:style-name="P22">0,64 * 2 = 1,36 =&gt; 1</text:p>
      <text:p text:style-name="P22">0,36 * 2 = 0,72 =&gt; 0</text:p>
      <text:p text:style-name="P22">0,72 * 2 = 1,44 =&gt; 1</text:p>
      <text:p text:style-name="P23">точность 5 знаков после запятой =&gt; <text:span text:style-name="T10">41,17</text:span><text:span text:style-name="T13">10 </text:span><text:span text:style-name="T14">≈ </text:span><text:span text:style-name="T8">101001,00101</text:span><text:span text:style-name="T13">2</text:span></text:p>
      <text:p text:style-name="P24"/>
      <text:p text:style-name="P24">5) 83,DD<text:span text:style-name="T13">16</text:span><text:span text:style-name="T14">=x</text:span><text:span text:style-name="T13">2</text:span></text:p>
      <text:p text:style-name="P22">83<text:span text:style-name="T7">16</text:span><text:span text:style-name="T8"> = 1000 0011</text:span><text:span text:style-name="T7">2</text:span></text:p>
      <text:p text:style-name="P22">D<text:span text:style-name="T7">16</text:span><text:span text:style-name="T8"> = 1101</text:span><text:span text:style-name="T7">2</text:span></text:p>
      <text:p text:style-name="P23"><text:span text:style-name="T18">=&gt; </text:span>83,DD<text:span text:style-name="T7">16</text:span><text:span text:style-name="T8"> ≈ 1000 0011,1101 1</text:span><text:span text:style-name="T7">2</text:span></text:p>
      <text:p text:style-name="P22"/>
      <text:p text:style-name="P24">6) 53,34<text:span text:style-name="T13">8</text:span><text:span text:style-name="T14">=x</text:span><text:span text:style-name="T13">2</text:span></text:p>
      <text:p text:style-name="P25">53<text:span text:style-name="T7">8</text:span><text:span text:style-name="T8"> = 101 011</text:span><text:span text:style-name="T7">2</text:span></text:p>
      <text:p text:style-name="P25">3<text:span text:style-name="T7">8</text:span><text:span text:style-name="T8"> = 011</text:span><text:span text:style-name="T7">2</text:span></text:p>
      <text:p text:style-name="P25">4<text:span text:style-name="T7">8 </text:span><text:span text:style-name="T8">= 100</text:span><text:span text:style-name="T7">2</text:span></text:p>
      <text:p text:style-name="P26"><text:span text:style-name="T18">=&gt; </text:span>53,34<text:span text:style-name="T13">8 </text:span><text:span text:style-name="T14">≈ </text:span><text:span text:style-name="T19">101 011,011 10</text:span><text:span text:style-name="T13">2</text:span></text:p>
      <text:p text:style-name="P25"/>
      <text:p text:style-name="P24">7) 0,000011<text:span text:style-name="T13">2</text:span><text:span text:style-name="T14">=x</text:span><text:span text:style-name="T13">16</text:span></text:p>
      <text:p text:style-name="P25">0000<text:span text:style-name="T7">2</text:span><text:span text:style-name="T8"> = 0</text:span><text:span text:style-name="T7">16</text:span></text:p>
      <text:p text:style-name="P25">1100<text:span text:style-name="T7">2 </text:span><text:span text:style-name="T8"><text:s/>= С</text:span><text:span text:style-name="T7">16</text:span></text:p>
      <text:p text:style-name="P27"><text:span text:style-name="T18">=&gt; </text:span>0,000011<text:span text:style-name="T13">2 </text:span><text:span text:style-name="T14">= </text:span><text:span text:style-name="T19">0,0C</text:span><text:span text:style-name="T13">16</text:span></text:p>
      <text:p text:style-name="P18"/>
      <text:p text:style-name="P24">8) <text:span text:style-name="T20">0,101011</text:span><text:span text:style-name="T13">2</text:span><text:span text:style-name="T14">=x</text:span><text:span text:style-name="T13">10</text:span></text:p>
      <text:p text:style-name="P28"><text:span text:style-name="T21">0,5 + 0,125 + 0,03125 + </text:span><text:bookmark text:name="cwos"/>0.015625 <text:span text:style-name="T22">≈</text:span><text:span text:style-name="T18"> 0,</text:span>67187</text:p>
      <text:p text:style-name="P29">=&gt; <text:span text:style-name="T23">0,101011</text:span><text:span text:style-name="T24">2</text:span><text:span text:style-name="T25"> ≈ </text:span><text:span text:style-name="T26">0,</text:span><text:span text:style-name="T25">67187</text:span><text:span text:style-name="T24">10</text:span></text:p>
      <text:p text:style-name="P18"/>
      <text:p text:style-name="P18">9) 18,EB<text:span text:style-name="T7">16</text:span><text:span text:style-name="T8">=x</text:span><text:span text:style-name="T7">10</text:span></text:p>
      <text:p text:style-name="P28"><text:span text:style-name="T21">18</text:span><text:span text:style-name="T27">16</text:span><text:span text:style-name="T28"> = 1 * 16</text:span><text:span text:style-name="T29">1</text:span><text:span text:style-name="T28"> + 8 * 16</text:span><text:span text:style-name="T29">0</text:span><text:span text:style-name="T28"> + 14 * 16</text:span><text:span text:style-name="T29">-1</text:span><text:span text:style-name="T28"> + 11 * 16</text:span><text:span text:style-name="T29">-2</text:span><text:span text:style-name="T28"> ≈</text:span><text:span text:style-name="T30"> 24 + 0.91796 = 24,91796</text:span></text:p>
      <text:p text:style-name="P30"><text:soft-page-break/>=&gt; <text:span text:style-name="T20">18,EB</text:span><text:span text:style-name="T13">16</text:span><text:span text:style-name="T14"> ≈ </text:span><text:span text:style-name="T8">24,91796</text:span><text:span text:style-name="T13">10</text:span></text:p>
      <text:p text:style-name="P25"/>
      <text:p text:style-name="P18">10) 732<text:span text:style-name="T7">10</text:span><text:span text:style-name="T8">=x</text:span><text:span text:style-name="T7">факт</text:span></text:p>
      <text:p text:style-name="P30">732 // 2 = 366; 732 % 2 = 0</text:p>
      <text:p text:style-name="P30">366 // 3 = 122; 366 % 3 = 0</text:p>
      <text:p text:style-name="P30">122 // 4 = 30; 122 % 4 = 2</text:p>
      <text:p text:style-name="P30">30 // 5 = 6; 30 % 5 = 0</text:p>
      <text:p text:style-name="P30">6 // 6 = 1; 6 % 6 = 0</text:p>
      <text:p text:style-name="P30">1 // 7 = 0; 1 % 7 = 1</text:p>
      <text:p text:style-name="P30">=&gt; <text:span text:style-name="T20">732</text:span><text:span text:style-name="T13">10</text:span><text:span text:style-name="T14">=</text:span><text:span text:style-name="T8">100200</text:span><text:span text:style-name="T13">факт</text:span></text:p>
      <text:p text:style-name="P31"/>
      <text:p text:style-name="P18">11) 136<text:span text:style-name="T7">-10</text:span><text:span text:style-name="T8">=x</text:span><text:span text:style-name="T7">10</text:span></text:p>
      <text:p text:style-name="P30">1 * (-10)<text:span text:style-name="T15">2</text:span><text:span text:style-name="T8"> + 3 * (-10)</text:span><text:span text:style-name="T15">1</text:span><text:span text:style-name="T8"> + 6 * (-10)</text:span><text:span text:style-name="T15">0 </text:span><text:span text:style-name="T8">= 100 - 30 + 6 = 76</text:span></text:p>
      <text:p text:style-name="P31"><text:span text:style-name="T31">=&gt; </text:span>136<text:span text:style-name="T7">-10</text:span><text:span text:style-name="T8">=</text:span><text:span text:style-name="T32">76</text:span><text:span text:style-name="T7">10</text:span></text:p>
      <text:p text:style-name="P31"/>
      <text:p text:style-name="P18">12) 10100010<text:span text:style-name="T7">фиб</text:span><text:span text:style-name="T8">=x</text:span><text:span text:style-name="T7">10</text:span></text:p>
      <text:p text:style-name="P30">числа Фибоначчи: 1, 2, 3, 4, 8, 13, 21, 34</text:p>
      <text:p text:style-name="P30">34 + 13 + 2 = 49</text:p>
      <text:p text:style-name="P30">=&gt; <text:span text:style-name="T20">10100010</text:span><text:span text:style-name="T13">фиб</text:span><text:span text:style-name="T14">=</text:span><text:span text:style-name="T8">49</text:span><text:span text:style-name="T13">10</text:span></text:p>
      <text:p text:style-name="P18"/>
      <text:p text:style-name="P32"><text:span text:style-name="T20">13) 1000001.000001</text:span><text:span text:style-name="T13">берг</text:span><text:span text:style-name="T14">=x</text:span><text:span text:style-name="T13">10</text:span></text:p>
      <text:p text:style-name="P33"><text:span text:style-name="T33">φ</text:span><text:span text:style-name="T34">0</text:span><text:span text:style-name="T33"> = 1</text:span></text:p>
      <text:p text:style-name="P34"><text:span text:style-name="T35">φ</text:span><text:span text:style-name="T36">6</text:span><text:span text:style-name="T37"> = </text:span>17,9442719...</text:p>
      <text:p text:style-name="P34">φ<text:span text:style-name="T15">-</text:span><text:span text:style-name="T36">6</text:span><text:span text:style-name="T37"> = </text:span>0,0557280...</text:p>
      <text:p text:style-name="P34">φ<text:span text:style-name="T15">6</text:span><text:span text:style-name="T8"> </text:span><text:span text:style-name="T37">+ 1 + φ</text:span><text:span text:style-name="T36">-6</text:span><text:span text:style-name="T37"> = 17,9442719 + </text:span><text:span text:style-name="T38">1 + 0,0557280 = 19</text:span><text:span text:style-name="T39">10</text:span></text:p>
      <text:p text:style-name="P35">=&gt; <text:span text:style-name="T20">1000001.000001</text:span><text:span text:style-name="T13">берг</text:span><text:span text:style-name="T14">=</text:span><text:span text:style-name="T8">19</text:span><text:span text:style-name="T13">10</text:span></text:p>
      <text:p text:style-name="P36"/>
      <text:h text:style-name="P37" text:outline-level="2"/>
      <text:h text:style-name="P38" text:outline-level="2"><text:bookmark-start text:name="__RefHeading___Toc856_2192442104"/>Дополнительное задание №1<text:bookmark-end text:name="__RefHeading___Toc856_2192442104"/></text:h>
      <text:p text:style-name="P39">Написать программу на любом языке программирования, которая бы на вход получала число в системе счисления "С" из примера 11, а на выходе бы выдавала это число в системе счисления "B" из примера 11.</text:p>
      <text:h text:style-name="P40" text:outline-level="2"/>
      <text:h text:style-name="P41" text:outline-level="2"><text:bookmark-start text:name="__RefHeading___3998"/>Листинг программы<text:bookmark-end text:name="__RefHeading___3998"/></text:h>
      <text:p text:style-name="P42"><text:span text:style-name="T40">На листинге №1 пример кода на языке </text:span><text:span text:style-name="T41">Kotlin</text:span><text:span text:style-name="T40"> перевод из </text:span><text:span text:style-name="T41">десятичной системы счисления</text:span><text:span text:style-name="T40"> в </text:span><text:span text:style-name="T42">нега-</text:span><text:span text:style-name="T40">десятичную систему счисления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3">import java.math.BigDecimal</text:p>
            <text:p text:style-name="P43">import java.math.BigInteger</text:p>
            <text:p text:style-name="P43"/>
            <text:p text:style-name="P43">private val N_TEN = BigInteger.valueOf(-10)</text:p>
            <text:p text:style-name="P43"/>
            <text:p text:style-name="P43">fun main() {</text:p>
            <text:p text:style-name="P43"><text:s text:c="4"/>while (true) {</text:p>
            <text:p text:style-name="P43"><text:s text:c="8"/>print("Enter the number to convert (or 'exit'): ")</text:p>
            <text:p text:style-name="P43"><text:s text:c="8"/>val input = readlnOrNull() ?: break</text:p>
            <text:p text:style-name="P43"><text:s text:c="8"/>if (input.equals("exit", ignoreCase = true)) break</text:p>
            <text:p text:style-name="P43"><text:s text:c="8"/>try {</text:p>
            <text:p text:style-name="P43"><text:s text:c="12"/>println("Result: ${convert(input)}")</text:p>
            <text:p text:style-name="P43"><text:s text:c="8"/>} catch (e: IllegalArgumentException) {</text:p>
            <text:p text:style-name="P43"><text:s text:c="12"/>println("Error: ${e.message}")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>fun convert(input: String): String {</text:p>
            <text:p text:style-name="P43"><text:s text:c="4"/>if (input == "0" || input == "0.0") return "0"</text:p>
            <text:p text:style-name="P43"><text:s text:c="4"/>val num = input.toBigDecimalOrNull()</text:p>
            <text:p text:style-name="P43"><text:s text:c="8"/>?: throw IllegalArgumentException("Invalid number format: $input")</text:p>
            <text:p text:style-name="P43"/>
            <text:p text:style-name="P43"><text:s text:c="4"/>val whole = num.toBigInteger()</text:p>
            <text:p text:style-name="P43"><text:s text:c="4"/>val other = num - whole.toBigDecimal()</text:p>
            <text:p text:style-name="P43"><text:s text:c="4"/>val pow10 = (other.toString().length - other.toString().length % 2)</text:p>
            <text:p text:style-name="P43"><text:s text:c="4"/>var bigint = num.multiply(10.toBigDecimal().pow(pow10)).toBigInteger()</text:p>
            <text:p text:style-name="P43"><text:s text:c="4"/>var result = ""</text:p>
            <text:p text:style-name="P43"><text:s text:c="4"/>while (bigint != BigInteger.ZERO) {</text:p>
            <text:p text:style-name="P43"><text:s text:c="8"/>val remainder = modM10(bigint)</text:p>
            <text:p text:style-name="P43"><text:s text:c="8"/>result = remainder.toString() + result</text:p>
            <text:p text:style-name="P43"><text:s text:c="8"/>bigint = divM10(bigint)</text:p>
            <text:p text:style-name="P43"><text:s text:c="4"/>}</text:p>
            <text:p text:style-name="P43"/>
            <text:p text:style-name="P43"><text:s text:c="4"/>val resBigDecimal = BigDecimal(result).multiply(BigDecimal("0.1").pow(pow10))</text:p>
            <text:p text:style-name="P43"><text:s text:c="4"/>val resStr = resBigDecimal.toPlainString()</text:p>
            <text:p text:style-name="P43"><text:s text:c="4"/>return if (resStr.contains('.')) <text:soft-page-break/>resStr.trimEnd('0').trimEnd('.') else resStr</text:p>
            <text:p text:style-name="P43">}</text:p>
            <text:p text:style-name="P43"/>
            <text:p text:style-name="P43">fun divM10(num: BigInteger): BigInteger {</text:p>
            <text:p text:style-name="P43"><text:s text:c="4"/>if (num &gt;= BigInteger.ZERO || num % N_TEN == BigInteger.ZERO) {</text:p>
            <text:p text:style-name="P43"><text:s text:c="8"/>return num / N_TEN</text:p>
            <text:p text:style-name="P43"><text:s text:c="4"/>}</text:p>
            <text:p text:style-name="P43"><text:s text:c="4"/>return num / N_TEN + BigInteger.ONE</text:p>
            <text:p text:style-name="P43">}</text:p>
            <text:p text:style-name="P43"/>
            <text:p text:style-name="P43">fun modM10(num: BigInteger): Int {</text:p>
            <text:p text:style-name="P43"><text:s text:c="4"/>val i = (num % N_TEN).toInt()</text:p>
            <text:p text:style-name="P43"><text:s text:c="4"/>return if (i &gt;= 0) i else i + 10</text:p>
            <text:p text:style-name="P44" loext:marker-style-name="T43"><text:span text:style-name="T44">}</text:span></text:p>
          </table:table-cell>
        </table:table-row>
      </table:table>
      <text:p text:style-name="P45" loext:marker-style-name="T43"><text:span text:style-name="T45"><text:line-break/></text:span><text:span text:style-name="T46">Листинг №1 - </text:span><text:span text:style-name="T45">перевод из </text:span><text:span text:style-name="T47">десятичной</text:span><text:span text:style-name="T45"> в </text:span><text:span text:style-name="T47">нега-</text:span><text:span text:style-name="T45">десятичную систему счисления</text:span></text:p>
      <text:h text:style-name="P46" text:outline-level="2"><text:bookmark-start text:name="__RefHeading___Toc858_2192442104"/>Выводы по работе<text:bookmark-end text:name="__RefHeading___Toc858_2192442104"/></text:h>
      <text:p text:style-name="P47">В результате выполнения работы я расширил свои знания в области систем счисления, в том числе получил опыт работы с «нестандартными» системами счисления.</text:p>
      <text:p text:style-name="P47"/>
      <text:p text:style-name="P48">Список источников</text:p>
      <text:list text:style-name="L1">
        <text:list-item>
          <text:p text:style-name="P49">Орлов С. А., Цилькер Б. Я. Организация ЭВМ и систем: Учебник для вузов. 2-е изд. – СПб.: Питер, 2011. – 688 с.: ил.</text:p>
        </text:list-item>
        <text:list-item>
          <text:p text:style-name="P49">Алексеев Е.Г., Богатырев С.Д. Информатика. Мультимедийный электронный учебник. – Режим доступа: http://inf.ealekseev.ru/text/toc.html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left="0.0071in" fo:margin-top="0in" fo:margin-bottom="0in" style:contextual-spacing="false" fo:line-height="107%" fo:text-align="start" style:justify-single-word="false" fo:keep-together="always" fo:orphans="2" fo:widows="2" fo:hyphenation-ladder-count="no-limit" fo:hyphenation-keep="page" loext:hyphenation-keep-type="column" loext:hyphenation-keep-line="false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fo:font-weight="bold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7%" fo:text-align="start" style:justify-single-word="false" fo:orphans="2" fo:widows="2" fo:hyphenation-ladder-count="no-limit" fo:hyphenation-keep="auto" loext:hyphenation-keep-type="column" loext:hyphenation-keep-line="false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 style:master-page-name="">
      <style:paragraph-properties fo:margin-left="0in" fo:margin-top="0.1665in" fo:margin-bottom="0in" style:contextual-spacing="false" fo:line-height="108%" fo:text-indent="0in" style:auto-text-indent="false" style:page-number="auto"/>
      <style:text-properties fo:color="#000000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fo:hyphenation-keep="page" loext:hyphenation-keep-type="column" loext:hyphenation-keep-line="false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1T12:45:00</meta:creation-date>
    <meta:initial-creator>Dima Ledentsov</meta:initial-creator>
    <dc:language>en-US</dc:language>
    <meta:print-date>2021-09-20T22:50:00</meta:print-date>
    <dc:date>2025-10-06T19:14:38.022617109</dc:date>
    <meta:editing-cycles>19</meta:editing-cycles>
    <meta:editing-duration>P1DT17H31M53S</meta:editing-duration>
    <meta:generator>LibreOffice/25.8.1.1$Linux_X86_64 LibreOffice_project/b8b78ba23aae86d510cf2b39c7a2a9bdb3d77d6a</meta:generator>
    <meta:document-statistic meta:table-count="1" meta:image-count="0" meta:object-count="0" meta:page-count="10" meta:paragraph-count="141" meta:word-count="865" meta:character-count="4826" meta:non-whitespace-character-count="3909"/>
    <meta:user-defined meta:name="AppVersion">15.0000</meta:user-defined>
    <meta:template xlink:type="simple" xlink:actuate="onRequest" xlink:title="Normal.dotm" xlink:href=""/>
  </office:meta>
</office:document-meta>
</file>